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0f6e17" officeooo:paragraph-rsid="000f6e17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0f6e17" officeooo:paragraph-rsid="001216fa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0f6e17" officeooo:paragraph-rsid="0018249e" style:font-size-asian="20pt" style:font-weight-asian="normal" style:font-size-complex="20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000000" fo:font-size="16pt" fo:font-weight="normal" officeooo:rsid="000f6e17" officeooo:paragraph-rsid="000f6e1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20pt" fo:font-weight="normal" officeooo:rsid="001101e4" officeooo:paragraph-rsid="000f6e17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20pt" fo:font-weight="normal" officeooo:rsid="001101e4" officeooo:paragraph-rsid="0018249e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f6e17" officeooo:paragraph-rsid="0018249e" style:font-size-asian="16pt" style:font-weight-asian="normal" style:font-size-complex="1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officeooo:rsid="001101e4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gr1" style:family="graphic">
      <style:graphic-properties svg:stroke-color="#000000" draw:fill="none" draw:textarea-vertical-align="middle" draw:auto-grow-height="false" fo:min-height="4.394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Aviva, Oh Senhor!</text:span> <text:tab/><text:span text:style-name="T1">Bruna Karla </text:span><text:span text:style-name="T2">[ 22 ]</text:span></text:p>
      <text:p text:style-name="P5"/>
      <text:p text:style-name="P1">Oh, Deus tremendo!</text:p>
      <text:p text:style-name="P1">Os nossos jovens desejam mais de Ti</text:p>
      <text:p text:style-name="P1">As lideranças, velhos e crianças</text:p>
      <text:p text:style-name="P1">Sedentos estão por Ti</text:p>
      <text:p text:style-name="P1"/>
      <text:p text:style-name="P1">O pecado não vai congelar nosso amor</text:p>
      <text:p text:style-name="P1">Nossa carne sentirá o impacto de poder</text:p>
      <text:p text:style-name="P1"><draw:custom-shape text:anchor-type="paragraph" draw:z-index="0" draw:style-name="gr1" draw:text-style-name="P8" svg:width="0.239cm" svg:height="4.393cm" svg:x="12.261cm" svg:y="0.6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<draw:frame text:anchor-type="paragraph" draw:z-index="1" draw:style-name="gr2" draw:text-style-name="P10" svg:width="0.503cm" svg:height="2.673cm" svg:x="12.737cm" svg:y="0.686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Aviva, oh Senhor, Tua obra</text:p>
      <text:p text:style-name="P1">No meio do Teu povo</text:p>
      <text:p text:style-name="P1">Faz arder nosso coração com fogo</text:p>
      <text:p text:style-name="P1">Aviva, oh Senhor, Tua obra</text:p>
      <text:p text:style-name="P1">No meio do Teu povo</text:p>
      <text:p text:style-name="P1">Vem quebrar nosso coração de novo</text:p>
      <text:p text:style-name="P2">Derrama fogo</text:p>
      <text:p text:style-name="P1"/>
      <text:p text:style-name="P1">E queima toda iniquidade</text:p>
      <text:p text:style-name="P1">Derrama fogo</text:p>
      <text:p text:style-name="P1">Purifica-me com Tua verdade</text:p>
      <text:p text:style-name="P2">Derrama fogo</text:p>
      <text:p text:style-name="P2">E queima toda iniquidade</text:p>
      <text:p text:style-name="P2">Derrama fogo</text:p>
      <text:p text:style-name="P2">Purifica-me com Tua verdade</text:p>
      <text:p text:style-name="P2"/>
      <text:p text:style-name="P7"><text:span text:style-name="T3">Aviva, Oh Senhor!</text:span> <text:tab/><text:span text:style-name="T1">Bruna Karla </text:span><text:span text:style-name="T2">[ 22 ]</text:span></text:p>
      <text:p text:style-name="P6"/>
      <text:p text:style-name="P3">Oh, Deus tremendo!</text:p>
      <text:p text:style-name="P3">Os nossos jovens desejam mais de Ti</text:p>
      <text:p text:style-name="P3">As lideranças, velhos e crianças</text:p>
      <text:p text:style-name="P3">Sedentos estão por Ti</text:p>
      <text:p text:style-name="P3"/>
      <text:p text:style-name="P3">O pecado não vai congelar nosso amor</text:p>
      <text:p text:style-name="P3">Nossa carne sentirá o impacto de poder</text:p>
      <text:p text:style-name="P3"><draw:custom-shape text:anchor-type="paragraph" draw:z-index="2" draw:style-name="gr1" draw:text-style-name="P8" svg:width="0.239cm" svg:height="4.393cm" svg:x="12.261cm" svg:y="0.6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<draw:frame text:anchor-type="paragraph" draw:z-index="3" draw:style-name="gr2" draw:text-style-name="P10" svg:width="0.503cm" svg:height="2.673cm" svg:x="12.737cm" svg:y="0.686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Aviva, oh Senhor, Tua obra</text:p>
      <text:p text:style-name="P3">No meio do Teu povo</text:p>
      <text:p text:style-name="P3">Faz arder nosso coração com fogo</text:p>
      <text:p text:style-name="P3">Aviva, oh Senhor, Tua obra</text:p>
      <text:p text:style-name="P3">No meio do Teu povo</text:p>
      <text:p text:style-name="P3">Vem quebrar nosso coração de novo</text:p>
      <text:p text:style-name="P3">Derrama fogo</text:p>
      <text:p text:style-name="P3"/>
      <text:p text:style-name="P3">E queima toda iniquidade</text:p>
      <text:p text:style-name="P3">Derrama fogo</text:p>
      <text:p text:style-name="P3">Purifica-me com Tua verdade</text:p>
      <text:p text:style-name="P3">Derrama fogo</text:p>
      <text:p text:style-name="P3">E queima toda iniquidade</text:p>
      <text:p text:style-name="P3">Derrama fogo</text:p>
      <text:p text:style-name="P3">Purifica-me com Tua verd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2:48:10.548941542</dc:date>
    <meta:editing-cycles>18</meta:editing-cycles>
    <meta:editing-duration>PT28M42S</meta:editing-duration>
    <meta:generator>LibreOffice/5.1.4.2$Linux_X86_64 LibreOffice_project/10m0$Build-2</meta:generator>
    <meta:document-statistic meta:table-count="0" meta:image-count="0" meta:object-count="0" meta:page-count="1" meta:paragraph-count="42" meta:word-count="194" meta:character-count="1044" meta:non-whitespace-character-count="890"/>
  </office:meta>
</office:document-meta>
</file>